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t.Set( ParsingContext parsingContext , StartElement raw , Attributes attrs , Stack st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